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urrent draw test 2V, 0.1A; Amps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5" office:value-type="float" office:value="0.007" calcext:value-type="float">
            <text:p>0.007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urrent draw test 3.3V, 0.1A; Amps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08" calcext:value-type="float">
            <text:p>0.00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urrent draw test 5.2V, 0.1A; Amps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x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09" calcext:value-type="float">
            <text:p>0.009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5:26:55.78291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1:52:39.144370824</meta:creation-date>
    <dc:date>2024-05-28T05:27:51.584528474</dc:date>
    <meta:editing-duration>P4DT8H31M53S</meta:editing-duration>
    <meta:editing-cycles>4</meta:editing-cycles>
    <meta:generator>LibreOffice/6.4.7.2$Linux_X86_64 LibreOffice_project/40$Build-2</meta:generator>
    <meta:document-statistic meta:table-count="1" meta:cell-count="246" meta:object-count="0"/>
  </office:meta>
</office:document-meta>
</file>